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4.75cm" fo:min-width="6.2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4.1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2.9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end="Symmetric_20_Arrow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1.5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55cm" fo:min-width="4.5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.55cm" fo:min-width="1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 xml:id="id7" draw:id="id7">
              <draw:g>
                <draw:g>
                  <draw:custom-shape draw:style-name="gr1" draw:text-style-name="P1" draw:layer="layout" svg:width="6.7cm" svg:height="5cm" svg:x="5.5cm" svg:y="5.66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" draw:text-style-name="P2" xml:id="id5" draw:id="id5" draw:layer="layout" svg:width="4.6cm" svg:height="1.1cm" draw:transform="rotate (1.5707963267949) translate (10.9cm 10.462cm)">
                    <text:p text:style-name="P2"><text:span text:style-name="T1">Kernfunktion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2" draw:text-style-name="P2" xml:id="id2" draw:id="id2" draw:layer="layout" svg:width="4.6cm" svg:height="1.1cm" draw:transform="rotate (1.5707963267949) translate (9.4cm 10.462cm)">
                    <text:p text:style-name="P2"><text:span text:style-name="T1">TYPO3 Extension API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" draw:text-style-name="P2" xml:id="id1" draw:id="id1" draw:layer="layout" svg:width="3.4cm" svg:height="0.9cm" svg:x="5.7cm" svg:y="6.762cm">
                    <text:p text:style-name="P2"><text:span text:style-name="T1">Funktionen</text:span></text:p>
                    <draw:enhanced-geometry svg:viewBox="0 0 21600 21600" draw:type="rectangle" draw:enhanced-path="M 0 0 L 21600 0 21600 21600 0 21600 0 0 Z N"/>
                  </draw:custom-shape>
                  <draw:frame draw:style-name="gr4" draw:text-style-name="P4" draw:layer="layout" svg:width="3.7cm" svg:height="1.361cm" svg:x="5.6cm" svg:y="5.839cm">
                    <draw:text-box>
                      <text:p text:style-name="P3"><text:span text:style-name="T2">Erweiterungen</text:span></text:p>
                    </draw:text-box>
                  </draw:frame>
                  <draw:custom-shape draw:style-name="gr3" draw:text-style-name="P2" xml:id="id3" draw:id="id3" draw:layer="layout" svg:width="3.4cm" svg:height="0.9cm" svg:x="5.7cm" svg:y="8.162cm">
                    <text:p text:style-name="P2"><text:span text:style-name="T1">Funktionen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2" xml:id="id4" draw:id="id4" draw:layer="layout" svg:width="3.4cm" svg:height="0.9cm" svg:x="5.7cm" svg:y="9.562cm">
                    <text:p text:style-name="P2"><text:span text:style-name="T1">Funktionen</text:span></text:p>
                    <draw:enhanced-geometry svg:viewBox="0 0 21600 21600" draw:type="rectangle" draw:enhanced-path="M 0 0 L 21600 0 21600 21600 0 21600 0 0 Z N"/>
                  </draw:custom-shape>
                  <draw:connector draw:style-name="gr5" draw:text-style-name="P5" draw:layer="layout" svg:x1="9.1cm" svg:y1="7.212cm" svg:x2="9.4cm" svg:y2="8.162cm" draw:start-shape="id1" draw:start-glue-point="1" draw:end-shape="id2" draw:end-glue-point="0" svg:d="M9100 7212h150v950h150" svg:viewBox="0 0 301 951">
                    <text:p/>
                  </draw:connector>
                  <draw:connector draw:style-name="gr5" draw:text-style-name="P5" draw:layer="layout" svg:x1="9.1cm" svg:y1="8.612cm" svg:x2="9.4cm" svg:y2="8.162cm" draw:start-shape="id3" draw:start-glue-point="1" draw:end-shape="id2" draw:end-glue-point="0" svg:d="M9100 8612h150v-450h150" svg:viewBox="0 0 301 451">
                    <text:p/>
                  </draw:connector>
                  <draw:connector draw:style-name="gr6" draw:text-style-name="P5" draw:layer="layout" svg:x1="9.1cm" svg:y1="10.012cm" svg:x2="9.4cm" svg:y2="8.162cm" draw:start-shape="id4" draw:start-glue-point="1" draw:end-shape="id2" draw:end-glue-point="0" svg:d="M9100 10012h150v-1850h150" svg:viewBox="0 0 301 1851">
                    <text:p/>
                  </draw:connector>
                  <draw:connector draw:style-name="gr6" draw:text-style-name="P5" draw:layer="layout" svg:x1="10.5cm" svg:y1="8.162cm" svg:x2="10.9cm" svg:y2="8.162cm" draw:start-shape="id2" draw:start-glue-point="2" draw:end-shape="id5" draw:end-glue-point="0" svg:d="M10500 8162h400" svg:viewBox="0 0 401 1">
                    <text:p/>
                  </draw:connector>
                </draw:g>
              </draw:g>
              <draw:frame draw:style-name="gr7" draw:text-style-name="P7" draw:layer="layout" svg:width="2.3cm" svg:height="0.962cm" svg:x="7.7cm" svg:y="4.7cm">
                <draw:text-box>
                  <text:p text:style-name="P6"><text:span text:style-name="T3">TYPO3</text:span></text:p>
                </draw:text-box>
              </draw:frame>
            </draw:g>
            <draw:custom-shape draw:style-name="gr8" draw:text-style-name="P8" xml:id="id8" draw:id="id8" draw:layer="layout" svg:width="2cm" svg:height="0.9cm" draw:transform="rotate (1.5707963267949) translate (4.2cm 7.8cm)">
              <text:p text:style-name="P2"><text:span text:style-name="T1">Frontend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8" xml:id="id6" draw:id="id6" draw:layer="layout" svg:width="2cm" svg:height="0.9cm" draw:transform="rotate (1.5707963267949) translate (4.2cm 10.6cm)">
              <text:p text:style-name="P2"><text:span text:style-name="T1">Backend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svg:x1="5.1cm" svg:y1="9.6cm" svg:x2="5.5cm" svg:y2="7.681cm" draw:start-shape="id6" draw:start-glue-point="2" draw:end-shape="id7" draw:end-glue-point="3" svg:d="M5100 9600h200v-1919h200" svg:viewBox="0 0 401 1920">
              <text:p/>
            </draw:connector>
            <draw:connector draw:style-name="gr6" draw:text-style-name="P5" draw:layer="layout" svg:x1="5.1cm" svg:y1="6.8cm" svg:x2="5.5cm" svg:y2="7.681cm" draw:start-shape="id8" draw:start-glue-point="2" draw:end-shape="id7" draw:end-glue-point="3" svg:d="M5100 6800h200v881h200" svg:viewBox="0 0 401 882">
              <text:p/>
            </draw:connector>
            <draw:g>
              <draw:custom-shape draw:style-name="gr9" draw:text-style-name="P9" xml:id="id9" draw:id="id9" draw:layer="layout" svg:width="5cm" svg:height="0.8cm" draw:transform="rotate (1.5707963267949) translate (12.9cm 10.7cm)">
                <text:p text:style-name="P5">PHP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xml:id="id11" draw:id="id11" draw:layer="layout" svg:width="2.4cm" svg:height="0.8cm" draw:transform="rotate (1.5707963267949) translate (14cm 10.7cm)">
                <text:p text:style-name="P2"><text:span text:style-name="T1">Webserv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xml:id="id10" draw:id="id10" draw:layer="layout" svg:width="2.4cm" svg:height="0.8cm" draw:transform="rotate (1.5707963267949) translate (14cm 8.1cm)">
                <text:p text:style-name="P2"><text:span text:style-name="T1">Datenbank</text:span></text:p>
                <draw:enhanced-geometry svg:viewBox="0 0 21600 21600" draw:type="rectangle" draw:enhanced-path="M 0 0 L 21600 0 21600 21600 0 21600 0 0 Z N"/>
              </draw:custom-shape>
              <draw:connector draw:style-name="gr5" draw:text-style-name="P5" draw:layer="layout" svg:x1="13.7cm" svg:y1="8.2cm" svg:x2="14cm" svg:y2="6.9cm" draw:start-shape="id9" draw:start-glue-point="2" draw:end-shape="id10" draw:end-glue-point="0" svg:d="M13700 8200h150v-1300h150" svg:viewBox="0 0 301 1301">
                <text:p/>
              </draw:connector>
              <draw:connector draw:style-name="gr5" draw:text-style-name="P5" draw:layer="layout" svg:x1="13.7cm" svg:y1="8.2cm" svg:x2="14cm" svg:y2="9.5cm" draw:start-shape="id9" draw:start-glue-point="2" draw:end-shape="id11" draw:end-glue-point="0" svg:d="M13700 8200h150v1300h150" svg:viewBox="0 0 301 1301">
                <text:p/>
              </draw:connector>
            </draw:g>
            <draw:line draw:style-name="gr11" draw:text-style-name="P11" draw:layer="layout" svg:x1="12.9cm" svg:y1="8.2cm" svg:x2="12.2cm" svg:y2="8.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01:23:42.715000000</meta:creation-date>
    <dc:date>2019-05-09T02:18:01.527000000</dc:date>
    <meta:editing-duration>PT3M52S</meta:editing-duration>
    <meta:editing-cycles>1</meta:editing-cycles>
    <meta:document-statistic meta:object-count="28"/>
    <meta:generator>LibreOffice/6.0.6.2$Windows_X86_64 LibreOffice_project/0c292870b25a325b5ed35f6b45599d2ea4458e77</meta:generator>
  </office:meta>
</office:document-meta>
</file>